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/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>
            <draw:frame table:end-cell-address="Sheet2.U11" table:end-x="0.6079in" table:end-y="0.0835in" draw:z-index="1" draw:style-name="gr1" svg:width="8.5705in" svg:height="1.8126in" svg:x="0.0386in" svg:y="0.0417in">
              <draw:object draw:notify-on-update-of-ranges="Sheet2.G1:Sheet2.G1 Sheet2.G2:Sheet2.G521 Sheet2.H1:Sheet2.H1 Sheet2.H2:Sheet2.H521 Sheet2.G1:Sheet2.G1 Sheet2.G2:Sheet2.G521 Sheet2.I1:Sheet2.I1 Sheet2.I2:Sheet2.I521 Sheet2.G1:Sheet2.G1 Sheet2.G2:Sheet2.G521 Sheet2.J1:Sheet2.J1 Sheet2.J2:Sheet2.J521 Sheet2.G1:Sheet2.G1 Sheet2.G2:Sheet2.G521 Sheet2.K1:Sheet2.K1 Sheet2.K2:Sheet2.K5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Sheet2.U21" table:end-x="0.7563in" table:end-y="0.1043in" draw:z-index="0" draw:style-name="gr1" svg:width="8.6236in" svg:height="1.698in" svg:x="0.1339in" svg:y="0.0004in">
              <draw:object draw:notify-on-update-of-ranges="Sheet2.A1:Sheet2.A1 Sheet2.A2:Sheet2.A521 Sheet2.B1:Sheet2.B1 Sheet2.B2:Sheet2.B521 Sheet2.A1:Sheet2.A1 Sheet2.A2:Sheet2.A521 Sheet2.C1:Sheet2.C1 Sheet2.C2:Sheet2.C521 Sheet2.A1:Sheet2.A1 Sheet2.A2:Sheet2.A521 Sheet2.D1:Sheet2.D1 Sheet2.D2:Sheet2.D521 Sheet2.A1:Sheet2.A1 Sheet2.A2:Sheet2.A521 Sheet2.E1:Sheet2.E1 Sheet2.E2:Sheet2.E5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table:number-columns-repeated="2"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22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5T22:24:58</dc:date>
    <dc:creator>chaz </dc:creator>
    <meta:generator>OpenOffice.org/3.2$Linux OpenOffice.org_project/320m19$Build-9505</meta:generator>
    <meta:editing-duration>PT00H06M49S</meta:editing-duration>
    <meta:editing-cycles>1</meta:editing-cycles>
    <meta:document-statistic meta:table-count="2" meta:cell-count="78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05cm" svg:height="4.314cm" xlink:href=".." chart:class="chart:scatter" chart:style-name="ch1">
        <chart:title svg:x="9.933cm" svg:y="0.087cm" chart:style-name="ch2">
          <text:p>Semicircle</text:p>
        </chart:title>
        <chart:legend chart:legend-position="end" svg:x="20.182cm" svg:y="1.313cm" chart:style-name="ch3"/>
        <chart:plot-area chart:style-name="ch4" table:cell-range-address="Sheet2.A1:Sheet2.E521" chart:data-source-has-labels="row" svg:x="0.675cm" svg:y="0.676cm" svg:width="19.07cm" svg:height="3.581cm">
          <chart:axis chart:dimension="x" chart:name="primary-x" chart:style-name="ch5">
            <chart:title svg:x="10.205cm" svg:y="3.771cm" chart:style-name="ch6">
              <text:p>step</text:p>
            </chart:title>
          </chart:axis>
          <chart:axis chart:dimension="y" chart:name="primary-y" chart:style-name="ch5">
            <chart:title svg:x="0.439cm" svg:y="2.948cm" chart:style-name="ch7">
              <text:p>Semicircle</text:p>
            </chart:title>
            <chart:grid chart:style-name="ch8" chart:class="major"/>
          </chart:axis>
          <chart:series chart:style-name="ch9" chart:values-cell-range-address="Sheet2.B2:Sheet2.B521" chart:label-cell-address="Sheet2.B1:Sheet2.B1" chart:class="chart:scatter">
            <chart:domain table:cell-range-address="Sheet2.A2:Sheet2.A521"/>
            <chart:data-point chart:repeated="520"/>
          </chart:series>
          <chart:series chart:style-name="ch10" chart:values-cell-range-address="Sheet2.C2:Sheet2.C521" chart:label-cell-address="Sheet2.C1:Sheet2.C1" chart:class="chart:scatter">
            <chart:data-point chart:repeated="520"/>
          </chart:series>
          <chart:series chart:style-name="ch11" chart:values-cell-range-address="Sheet2.D2:Sheet2.D521" chart:label-cell-address="Sheet2.D1:Sheet2.D1" chart:class="chart:scatter">
            <chart:data-point chart:repeated="520"/>
          </chart:series>
          <chart:series chart:style-name="ch12" chart:values-cell-range-address="Sheet2.E2:Sheet2.E521" chart:label-cell-address="Sheet2.E1:Sheet2.E1" chart:class="chart:scatter">
            <chart:data-point chart:repeated="5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coil1</text:p>
              </table:table-cell>
              <table:table-cell office:value-type="string">
                <text:p text:id="Sheet2.C1:Sheet2.C1">coil2</text:p>
              </table:table-cell>
              <table:table-cell office:value-type="string">
                <text:p text:id="Sheet2.D1:Sheet2.D1">coil3</text:p>
              </table:table-cell>
              <table:table-cell office:value-type="string">
                <text:p text:id="Sheet2.E1:Sheet2.E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A2:Sheet2.A521">1</text:p>
              </table:table-cell>
              <table:table-cell office:value-type="float" office:value="254">
                <text:p text:id="Sheet2.B2:Sheet2.B521">254</text:p>
              </table:table-cell>
              <table:table-cell office:value-type="float" office:value="59">
                <text:p text:id="Sheet2.C2:Sheet2.C521">59</text:p>
              </table:table-cell>
              <table:table-cell office:value-type="float" office:value="0">
                <text:p text:id="Sheet2.D2:Sheet2.D521">0</text:p>
              </table:table-cell>
              <table:table-cell office:value-type="float" office:value="0">
                <text:p text:id="Sheet2.E2:Sheet2.E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7cm" svg:height="4.605cm" xlink:href=".." chart:class="chart:scatter" chart:style-name="ch1">
        <chart:title svg:x="10.012cm" svg:y="0.093cm" chart:style-name="ch2">
          <text:p>Sinusoid</text:p>
        </chart:title>
        <chart:legend chart:legend-position="end" svg:x="20.05cm" svg:y="1.458cm" chart:style-name="ch3"/>
        <chart:plot-area chart:style-name="ch4" table:cell-range-address="Sheet2.G1:Sheet2.K521" chart:data-source-has-labels="row" svg:x="0.669cm" svg:y="0.688cm" svg:width="18.947cm" svg:height="3.842cm">
          <chart:axis chart:dimension="x" chart:name="primary-x" chart:style-name="ch5">
            <chart:title svg:x="10.11cm" svg:y="4.05cm" chart:style-name="ch6">
              <text:p>Step</text:p>
            </chart:title>
          </chart:axis>
          <chart:axis chart:dimension="y" chart:name="primary-y" chart:style-name="ch5">
            <chart:title svg:x="0.436cm" svg:y="2.628cm" chart:style-name="ch7">
              <text:p>sine</text:p>
            </chart:title>
            <chart:grid chart:style-name="ch8" chart:class="major"/>
          </chart:axis>
          <chart:series chart:style-name="ch9" chart:values-cell-range-address="Sheet2.H2:Sheet2.H521" chart:label-cell-address="Sheet2.H1:Sheet2.H1" chart:class="chart:scatter">
            <chart:domain table:cell-range-address="Sheet2.G2:Sheet2.G521"/>
            <chart:data-point chart:repeated="520"/>
          </chart:series>
          <chart:series chart:style-name="ch10" chart:values-cell-range-address="Sheet2.I2:Sheet2.I521" chart:label-cell-address="Sheet2.I1:Sheet2.I1" chart:class="chart:scatter">
            <chart:data-point chart:repeated="520"/>
          </chart:series>
          <chart:series chart:style-name="ch11" chart:values-cell-range-address="Sheet2.J2:Sheet2.J521" chart:label-cell-address="Sheet2.J1:Sheet2.J1" chart:class="chart:scatter">
            <chart:data-point chart:repeated="520"/>
          </chart:series>
          <chart:series chart:style-name="ch12" chart:values-cell-range-address="Sheet2.K2:Sheet2.K521" chart:label-cell-address="Sheet2.K1:Sheet2.K1" chart:class="chart:scatter">
            <chart:data-point chart:repeated="5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2.H1:Sheet2.H1">coil1</text:p>
              </table:table-cell>
              <table:table-cell office:value-type="string">
                <text:p text:id="Sheet2.I1:Sheet2.I1">coil2</text:p>
              </table:table-cell>
              <table:table-cell office:value-type="string">
                <text:p text:id="Sheet2.J1:Sheet2.J1">coil3</text:p>
              </table:table-cell>
              <table:table-cell office:value-type="string">
                <text:p text:id="Sheet2.K1:Sheet2.K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G2:Sheet2.G521">1</text:p>
              </table:table-cell>
              <table:table-cell office:value-type="float" office:value="255">
                <text:p text:id="Sheet2.H2:Sheet2.H521">255</text:p>
              </table:table-cell>
              <table:table-cell office:value-type="float" office:value="13">
                <text:p text:id="Sheet2.I2:Sheet2.I521">13</text:p>
              </table:table-cell>
              <table:table-cell office:value-type="float" office:value="0">
                <text:p text:id="Sheet2.J2:Sheet2.J521">0</text:p>
              </table:table-cell>
              <table:table-cell office:value-type="float" office:value="0">
                <text:p text:id="Sheet2.K2:Sheet2.K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